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1111in" fo:line-height="107%"/>
      <style:text-properties style:font-name="Times" fo:font-size="11.0pt"/>
    </style:style>
    <style:style style:name="P2" style:family="paragraph" style:parent-style-name="Standard">
      <style:paragraph-properties fo:margin-bottom="0.1111in" fo:line-height="107%"/>
      <style:text-properties style:font-name="Times New Roman" fo:font-size="12.0pt"/>
    </style:style>
    <style:style style:name="P3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4" style:family="paragraph" style:parent-style-name="Standard">
      <style:text-properties style:font-name="Times New Roman" fo:font-size="12.0pt"/>
    </style:style>
    <style:style style:name="P5" style:family="paragraph" style:parent-style-name="Standard">
      <style:text-properties style:font-name="Times" fo:font-size="11.0pt"/>
    </style:style>
    <style:style style:name="T1" style:family="text">
      <style:text-properties fo:letter-spacing="0.0000in"/>
    </style:style>
    <style:style style:name="T2" style:family="text">
      <style:text-properties style:font-name="Times" fo:font-size="11.0pt" fo:font-size-asian="11.0pt" fo:font-size-complex="11.0pt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01* what is the name of this device?</text:span></text:p>
      <text:p text:style-name="P1"><text:span text:style-name="T1"/></text:p>
      <text:p text:style-name="P1"><text:span text:style-name="T1">Keyboard <text:s/>ja</text:span></text:p>
      <text:p text:style-name="P1"><text:span text:style-name="T1">Typewriter <text:s/>nee</text:span></text:p>
      <text:p text:style-name="P1"><text:span text:style-name="T1">Letter writer <text:s/>nee</text:span></text:p>
      <text:p text:style-name="P1"><text:span text:style-name="T1">Letter board <text:s/>nee</text:span></text:p>
      <text:p text:style-name="P1"><text:span text:style-name="T1"/></text:p>
      <text:p text:style-name="P1"><text:span text:style-name="T1">02* which technology company uses this logo?</text:span></text:p>
      <text:p text:style-name="P1"><text:span text:style-name="T1"/></text:p>
      <text:p text:style-name="P1"><text:span text:style-name="T1">Samsung <text:s/>nee</text:span></text:p>
      <text:p text:style-name="P1"><text:span text:style-name="T1">Windows <text:s/>nee</text:span></text:p>
      <text:p text:style-name="P1"><text:span text:style-name="T1">Apple <text:s/>ja</text:span></text:p>
      <text:p text:style-name="P1"><text:span text:style-name="T1">Hp <text:s/>nee</text:span></text:p>
      <text:p text:style-name="P1"><text:span text:style-name="T1"/></text:p>
      <text:p text:style-name="P2"><text:span text:style-name="T2">03* </text:span><text:span text:style-name="T1">What does ICT mean?</text:span></text:p>
      <text:p text:style-name="P3"><text:span text:style-name="T1">Internet and Computer Technology <text:s/>nee</text:span></text:p>
      <text:p text:style-name="P3"><text:span text:style-name="T1">Informative and Calculator Telephone <text:s/>nee</text:span></text:p>
      <text:p text:style-name="P3"><text:span text:style-name="T1">Information and Communication Technology <text:s/>ja</text:span></text:p>
      <text:p text:style-name="P3"><text:span text:style-name="T1">Information and Calculator Technology nee</text:span></text:p>
      <text:p text:style-name="P1"><text:span text:style-name="T1"/></text:p>
      <text:p text:style-name="P1"><text:span text:style-name="T1">1*The data protection act</text:span></text:p>
      <text:p text:style-name="P1"><text:span text:style-name="T1">Protects against the misuse of personal information ja</text:span></text:p>
      <text:p text:style-name="P1"><text:span text:style-name="T1">Makes it a criminal offence to copy/steal media/work/ideas <text:s/>nee</text:span></text:p>
      <text:p text:style-name="P1"><text:span text:style-name="T1">Covers the misuse of computer equipment <text:s/>nee</text:span></text:p>
      <text:p text:style-name="P1"><text:span text:style-name="T1"/></text:p>
      <text:p text:style-name="P1"><text:span text:style-name="T1">2*the computer misuse act </text:span></text:p>
      <text:p text:style-name="P1"><text:span text:style-name="T1">Protects against the misuse of personal information <text:s text:c="2"/>nee</text:span></text:p>
      <text:p text:style-name="P1"><text:span text:style-name="T1">Makes it a criminal offence to copy/steal media/work/ideas <text:s/>nee</text:span></text:p>
      <text:p text:style-name="P1"><text:span text:style-name="T1">Covers the misuse of computer equipment/access to files <text:s/>ja</text:span></text:p>
      <text:p text:style-name="P1"><text:span text:style-name="T1">Stops people from illegally downloading media <text:s/>nee</text:span></text:p>
      <text:p text:style-name="P1"><text:span text:style-name="T1"/></text:p>
      <text:p text:style-name="P1"><text:span text:style-name="T1">3*the copyright and patents act</text:span></text:p>
      <text:p text:style-name="P1"><text:span text:style-name="T1">Protects against the misuse of personal information <text:s/>nee</text:span></text:p>
      <text:p text:style-name="P1"><text:span text:style-name="T1">Makes it a criminal offence to copy/steal media/work/ideas <text:s text:c="2"/>ja</text:span></text:p>
      <text:p text:style-name="P1"><text:span text:style-name="T1">Covers the misuse of computer equipment <text:s text:c="3"/>nee</text:span></text:p>
      <text:p text:style-name="P1"><text:span text:style-name="T1">Stops people from illegally downloading media nee</text:span></text:p>
      <text:p text:style-name="P1"><text:span text:style-name="T1"/></text:p>
      <text:p text:style-name="P1"><text:span text:style-name="T1">4*the digital economy act </text:span></text:p>
      <text:p text:style-name="P1"><text:span text:style-name="T1">Protects against the misuse of personalinformation nee</text:span></text:p>
      <text:p text:style-name="P1"><text:span text:style-name="T1">Makes it a criminal offence to copy/stealmedia/work/ideas <text:s text:c="2"/>nee </text:span></text:p>
      <text:p text:style-name="P1"><text:span text:style-name="T1">Covers the misuse of computerequipment <text:s/>nee</text:span></text:p>
      <text:p text:style-name="P1"><text:span text:style-name="T1">Stops people from illegally downloading media <text:s/>ja</text:span></text:p>
      <text:p text:style-name="P1"><text:span text:style-name="T1"/></text:p>
      <text:p text:style-name="P1"><text:span text:style-name="T1">5* if you was to sell a piece of software that does not belong to you, which law are you breaking?</text:span></text:p>
      <text:p text:style-name="P1"><text:span text:style-name="T1">Cooling off period <text:s/>nee </text:span></text:p>
      <text:p text:style-name="P1"><text:span text:style-name="T1">Computer misuse act <text:s/>nee</text:span></text:p>
      <text:p text:style-name="P1"><text:span text:style-name="T1">Digital economy act <text:s/>ja</text:span></text:p>
      <text:p text:style-name="P1"><text:span text:style-name="T1">Copyright act <text:s/>ja</text:span></text:p>
      <text:p text:style-name="P1"><text:span text:style-name="T1"/></text:p>
      <text:p text:style-name="P1"><text:span text:style-name="T1">6* if you download music from website and don’t pay for it, which law might you be breaking?</text:span></text:p>
      <text:p text:style-name="P1"><text:span text:style-name="T1">Copyright law <text:s text:c="2"/>ja</text:span></text:p>
      <text:p text:style-name="P1"><text:span text:style-name="T1">Digital economy act <text:s/>jaa</text:span></text:p>
      <text:p text:style-name="P1"><text:span text:style-name="T1">Computer misuse act <text:s/>nee</text:span></text:p>
      <text:p text:style-name="P1"><text:span text:style-name="T1">Cooling off period <text:s/>nee</text:span></text:p>
      <text:p text:style-name="P1"><text:span text:style-name="T1"/></text:p>
      <text:p text:style-name="P1"><text:span text:style-name="T1">7* what is e-waste?</text:span></text:p>
      <text:p text:style-name="P1"><text:span text:style-name="T1">Old computers that end up on landfills <text:s/>ja</text:span></text:p>
      <text:p text:style-name="P1"><text:span text:style-name="T1">Toxic chemicals <text:s/>nee</text:span></text:p>
      <text:p text:style-name="P1"><text:span text:style-name="T1">Not disposing of computers in the recommended way <text:s/>ja</text:span></text:p>
      <text:p text:style-name="P1"><text:span text:style-name="T1">Deleting data <text:s/>nee</text:span></text:p>
      <text:p text:style-name="P1"><text:span text:style-name="T1"/></text:p>
      <text:p text:style-name="P1"><text:span text:style-name="T1">8* how could we avoid producing e-waste?</text:span></text:p>
      <text:p text:style-name="P1"><text:span text:style-name="T1">Recycle old computer parts <text:s/>ja</text:span></text:p>
      <text:p text:style-name="P1"><text:span text:style-name="T1">Throw away <text:s/>nee</text:span></text:p>
      <text:p text:style-name="P1"><text:span text:style-name="T1">Placing old computers in landfill <text:s/>nee</text:span></text:p>
      <text:p text:style-name="P1"><text:span text:style-name="T1">Sell computer so specialist shops/organisations <text:s/>ja</text:span></text:p>
      <text:p text:style-name="P1"><text:span text:style-name="T1"/></text:p>
      <text:p text:style-name="P1"><text:span text:style-name="T1">9* gaining access to someones data without their permission is illegal. Which law applies to this?</text:span></text:p>
      <text:p text:style-name="P1"><text:span text:style-name="T1">Copyright law <text:s/>nee</text:span></text:p>
      <text:p text:style-name="P1"><text:span text:style-name="T1">Data protection act <text:s/>nee</text:span></text:p>
      <text:p text:style-name="P1"><text:span text:style-name="T1">Computer misuse act <text:s/>ja</text:span></text:p>
      <text:p text:style-name="P1"><text:span text:style-name="T1">Sales of good act <text:s/>nee</text:span></text:p>
      <text:p text:style-name="P1"><text:span text:style-name="T1"/></text:p>
      <text:p text:style-name="P1"><text:span text:style-name="T1">10* hacking is a security issue. Which of these can prevent hacking?</text:span></text:p>
      <text:p text:style-name="P1"><text:span text:style-name="T1">Logging of computers properly when finished using <text:s/>ja</text:span></text:p>
      <text:p text:style-name="P1"><text:span text:style-name="T1">Setting strong passwords <text:s/>ja</text:span></text:p>
      <text:p text:style-name="P1"><text:span text:style-name="T1">Use a firewall on your computer <text:s/>ja </text:span></text:p>
      <text:p text:style-name="P1"><text:span text:style-name="T1">Writing down passwords <text:s/>nee</text:span></text:p>
      <text:p text:style-name="P1"><text:span text:style-name="T1"/></text:p>
      <text:p text:style-name="P1"><text:span text:style-name="T1"/></text:p>
      <text:p text:style-name="P1"><text:span text:style-name="T1">11* when a company is obliged not to share your data, this is covered under which act?</text:span></text:p>
      <text:p text:style-name="P4"><text:span text:style-name="T1"><text:s/>Data protection act <text:s/>ja</text:span></text:p>
      <text:p text:style-name="P4"><text:span text:style-name="T1">Computer misuse act <text:s/>nee</text:span></text:p>
      <text:p text:style-name="P4"><text:span text:style-name="T1">Copyright law <text:s/>nee</text:span></text:p>
      <text:p text:style-name="P4"><text:span text:style-name="T1">Cooling off period <text:s/>nee</text:span></text:p>
      <text:p text:style-name="P4"><text:span text:style-name="T1"/></text:p>
      <text:p text:style-name="P4"><text:span text:style-name="T1">12* what is this?</text:span></text:p>
      <text:p text:style-name="P5"><text:span text:style-name="T1"/></text:p>
      <text:p text:style-name="P4"><text:span text:style-name="T1">Printer <text:s/>nee</text:span></text:p>
      <text:p text:style-name="P4"><text:span text:style-name="T1">Scanner <text:s/>nee</text:span></text:p>
      <text:p text:style-name="P4"><text:span text:style-name="T1">Projector <text:s/>ja</text:span></text:p>
      <text:p text:style-name="P4"><text:span text:style-name="T1">monitor <text:s/>nee</text:span></text:p>
      <text:p text:style-name="P4"><text:span text:style-name="T1"/></text:p>
      <text:p text:style-name="P4"><text:span text:style-name="T1"/></text:p>
      <text:p text:style-name="P4"><text:span text:style-name="T1">13* what does www mean</text:span></text:p>
      <text:p text:style-name="P5"><text:span text:style-name="T1"/></text:p>
      <text:p text:style-name="P4"><text:span text:style-name="T1">Win world wresling <text:s/>nee</text:span></text:p>
      <text:p text:style-name="P4"><text:span text:style-name="T1">World wide web <text:s/>jaa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nizar arabi</meta:initial-creator>
  </office:meta>
</office:document-meta>
</file>